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Array1000Decode.BooleanArray1000De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ooleanArray1000Decode.execute( Codec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